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end and Recv</text:p>
          </table:table-cell>
          <table:table-cell table:number-columns-repeated="4"/>
          <table:table-cell office:value-type="string" calcext:value-type="string">
            <text:p>Sendrecv</text:p>
          </table:table-cell>
          <table:table-cell office:value-type="string" calcext:value-type="string">
            <text:p>Little difference</text:p>
          </table:table-cell>
          <table:table-cell table:number-columns-repeated="3"/>
          <table:table-cell office:value-type="string" calcext:value-type="string">
            <text:p>Ssend</text:p>
          </table:table-cell>
          <table:table-cell table:number-columns-repeated="4"/>
          <table:table-cell office:value-type="string" calcext:value-type="string">
            <text:p>Send pointers</text:p>
          </table:table-cell>
          <table:table-cell office:value-type="string" calcext:value-type="string">
            <text:p>Slight improv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3413" calcext:value-type="float">
            <text:p>0.0953413</text:p>
          </table:table-cell>
          <table:table-cell office:value-type="float" office:value="2.6198847" calcext:value-type="float">
            <text:p>2.6198847</text:p>
          </table:table-cell>
          <table:table-cell office:value-type="float" office:value="8.5966787" calcext:value-type="float">
            <text:p>8.5966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2285" calcext:value-type="float">
            <text:p>0.092285</text:p>
          </table:table-cell>
          <table:table-cell office:value-type="float" office:value="3.0478749" calcext:value-type="float">
            <text:p>3.0478749</text:p>
          </table:table-cell>
          <table:table-cell office:value-type="float" office:value="8.600514167" calcext:value-type="float">
            <text:p>8.600514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7015" calcext:value-type="float">
            <text:p>0.0917015</text:p>
          </table:table-cell>
          <table:table-cell office:value-type="float" office:value="2.820139" calcext:value-type="float">
            <text:p>2.820139</text:p>
          </table:table-cell>
          <table:table-cell office:value-type="float" office:value="8.533375222" calcext:value-type="float">
            <text:p>8.533375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593" calcext:value-type="float">
            <text:p>2.593</text:p>
          </table:table-cell>
          <table:table-cell office:value-type="float" office:value="8.547" calcext:value-type="float">
            <text:p>8.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9326" calcext:value-type="float">
            <text:p>0.0549326</text:p>
          </table:table-cell>
          <table:table-cell office:value-type="float" office:value="1.6431807" calcext:value-type="float">
            <text:p>1.6431807</text:p>
          </table:table-cell>
          <table:table-cell office:value-type="float" office:value="3.5605958" calcext:value-type="float">
            <text:p>3.5605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8426" calcext:value-type="float">
            <text:p>0.0568426</text:p>
          </table:table-cell>
          <table:table-cell office:value-type="float" office:value="1.6241173" calcext:value-type="float">
            <text:p>1.6241173</text:p>
          </table:table-cell>
          <table:table-cell office:value-type="float" office:value="3.4956904" calcext:value-type="float">
            <text:p>3.49569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46" calcext:value-type="float">
            <text:p>0.546</text:p>
          </table:table-cell>
          <table:table-cell office:value-type="float" office:value="1.24" calcext:value-type="float">
            <text:p>1.24</text:p>
          </table:table-cell>
          <table:table-cell office:value-type="float" office:value="4.288" calcext:value-type="float">
            <text:p>4.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371" calcext:value-type="float">
            <text:p>0.371</text:p>
          </table:table-cell>
          <table:table-cell office:value-type="float" office:value="1.104" calcext:value-type="float">
            <text:p>1.104</text:p>
          </table:table-cell>
          <table:table-cell office:value-type="float" office:value="3.406" calcext:value-type="float">
            <text:p>3.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0.695" calcext:value-type="float">
            <text:p>0.695</text:p>
          </table:table-cell>
          <table:table-cell office:value-type="float" office:value="2.494594857" calcext:value-type="float">
            <text:p>2.4945948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47954" calcext:value-type="float">
            <text:p>0.0247954</text:p>
          </table:table-cell>
          <table:table-cell office:value-type="float" office:value="1.0034796" calcext:value-type="float">
            <text:p>1.0034796</text:p>
          </table:table-cell>
          <table:table-cell office:value-type="float" office:value="2.425032286" calcext:value-type="float">
            <text:p>2.4250322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5254" calcext:value-type="float">
            <text:p>0.025254</text:p>
          </table:table-cell>
          <table:table-cell office:value-type="float" office:value="0.6942446" calcext:value-type="float">
            <text:p>0.6942446</text:p>
          </table:table-cell>
          <table:table-cell office:value-type="float" office:value="2.4248373" calcext:value-type="float">
            <text:p>2.42483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698" calcext:value-type="float">
            <text:p>0.698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679" calcext:value-type="float">
            <text:p>0.67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708" calcext:value-type="float">
            <text:p>0.70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613" calcext:value-type="float">
            <text:p>0.613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0139" calcext:value-type="float">
            <text:p>0.0140139</text:p>
          </table:table-cell>
          <table:table-cell office:value-type="float" office:value="0.5514808" calcext:value-type="float">
            <text:p>0.5514808</text:p>
          </table:table-cell>
          <table:table-cell office:value-type="float" office:value="1.966211" calcext:value-type="float">
            <text:p>1.9662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6142444" calcext:value-type="float">
            <text:p>0.016142444</text:p>
          </table:table-cell>
          <table:table-cell office:value-type="float" office:value="0.561585" calcext:value-type="float">
            <text:p>0.561585</text:p>
          </table:table-cell>
          <table:table-cell office:value-type="float" office:value="1.9551454" calcext:value-type="float">
            <text:p>1.95514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47154" calcext:value-type="float">
            <text:p>0.0147154</text:p>
          </table:table-cell>
          <table:table-cell office:value-type="float" office:value="0.568653" calcext:value-type="float">
            <text:p>0.568653</text:p>
          </table:table-cell>
          <table:table-cell office:value-type="float" office:value="1.963458143" calcext:value-type="float">
            <text:p>1.9634581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30101" calcext:value-type="float">
            <text:p>0.0130101</text:p>
          </table:table-cell>
          <table:table-cell office:value-type="float" office:value="0.5467449" calcext:value-type="float">
            <text:p>0.5467449</text:p>
          </table:table-cell>
          <table:table-cell office:value-type="float" office:value="1.948204625" calcext:value-type="float">
            <text:p>1.948204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579" calcext:value-type="float">
            <text:p>0.579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523" calcext:value-type="float">
            <text:p>0.523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579" calcext:value-type="float">
            <text:p>0.579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7368" calcext:value-type="float">
            <text:p>0.0097368</text:p>
          </table:table-cell>
          <table:table-cell office:value-type="float" office:value="0.521281" calcext:value-type="float">
            <text:p>0.521281</text:p>
          </table:table-cell>
          <table:table-cell office:value-type="float" office:value="1.9501418" calcext:value-type="float">
            <text:p>1.95014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7885" calcext:value-type="float">
            <text:p>0.0097885</text:p>
          </table:table-cell>
          <table:table-cell office:value-type="float" office:value="0.5226957" calcext:value-type="float">
            <text:p>0.5226957</text:p>
          </table:table-cell>
          <table:table-cell office:value-type="float" office:value="1.954976" calcext:value-type="float">
            <text:p>1.9549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04706" calcext:value-type="float">
            <text:p>0.0104706</text:p>
          </table:table-cell>
          <table:table-cell office:value-type="float" office:value="0.5308171" calcext:value-type="float">
            <text:p>0.5308171</text:p>
          </table:table-cell>
          <table:table-cell office:value-type="float" office:value="1.9473577" calcext:value-type="float">
            <text:p>1.94735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3146" calcext:value-type="float">
            <text:p>0.0093146</text:p>
          </table:table-cell>
          <table:table-cell office:value-type="float" office:value="0.5195173" calcext:value-type="float">
            <text:p>0.5195173</text:p>
          </table:table-cell>
          <table:table-cell office:value-type="float" office:value="1.948430857" calcext:value-type="float">
            <text:p>1.948430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186" calcext:value-type="float">
            <text:p>0.0095186</text:p>
          </table:table-cell>
          <table:table-cell office:value-type="float" office:value="0.5590044" calcext:value-type="float">
            <text:p>0.5590044</text:p>
          </table:table-cell>
          <table:table-cell office:value-type="float" office:value="2.090822" calcext:value-type="float">
            <text:p>2.09082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561" calcext:value-type="float">
            <text:p>0.561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8412" calcext:value-type="float">
            <text:p>0.0088412</text:p>
          </table:table-cell>
          <table:table-cell office:value-type="float" office:value="0.5229406" calcext:value-type="float">
            <text:p>0.5229406</text:p>
          </table:table-cell>
          <table:table-cell office:value-type="float" office:value="1.9449948" calcext:value-type="float">
            <text:p>1.94499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519" calcext:value-type="float">
            <text:p>0.519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4709" calcext:value-type="float">
            <text:p>0.0084709</text:p>
          </table:table-cell>
          <table:table-cell office:value-type="float" office:value="0.5586249" calcext:value-type="float">
            <text:p>0.5586249</text:p>
          </table:table-cell>
          <table:table-cell office:value-type="float" office:value="2.0807578" calcext:value-type="float">
            <text:p>2.08075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87339" calcext:value-type="float">
            <text:p>0.0087339</text:p>
          </table:table-cell>
          <table:table-cell office:value-type="float" office:value="0.5593643" calcext:value-type="float">
            <text:p>0.5593643</text:p>
          </table:table-cell>
          <table:table-cell office:value-type="float" office:value="2.0830173" calcext:value-type="float">
            <text:p>2.083017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558" calcext:value-type="float">
            <text:p>0.558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8955" calcext:value-type="float">
            <text:p>0.0078955</text:p>
          </table:table-cell>
          <table:table-cell office:value-type="float" office:value="0.5382643" calcext:value-type="float">
            <text:p>0.5382643</text:p>
          </table:table-cell>
          <table:table-cell office:value-type="float" office:value="1.9532628" calcext:value-type="float">
            <text:p>1.95326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78937" calcext:value-type="float">
            <text:p>0.0078937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1.9545597" calcext:value-type="float">
            <text:p>1.95455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84336" calcext:value-type="float">
            <text:p>0.0084336</text:p>
          </table:table-cell>
          <table:table-cell office:value-type="float" office:value="0.5500127" calcext:value-type="float">
            <text:p>0.5500127</text:p>
          </table:table-cell>
          <table:table-cell office:value-type="float" office:value="1.9741996" calcext:value-type="float">
            <text:p>1.97419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75388" calcext:value-type="float">
            <text:p>0.0075388</text:p>
          </table:table-cell>
          <table:table-cell office:value-type="float" office:value="0.5365688" calcext:value-type="float">
            <text:p>0.5365688</text:p>
          </table:table-cell>
          <table:table-cell office:value-type="float" office:value="1.9547005" calcext:value-type="float">
            <text:p>1.9547005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office:value-type="float" office:value="2.088439" calcext:value-type="float">
            <text:p>2.08843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87006" calcext:value-type="float">
            <text:p>2.08700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64234" calcext:value-type="float">
            <text:p>2.06423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76346" calcext:value-type="float">
            <text:p>2.07634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76767" calcext:value-type="float">
            <text:p>2.07676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90699" calcext:value-type="float">
            <text:p>2.09069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93495" calcext:value-type="float">
            <text:p>2.09349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67639" calcext:value-type="float">
            <text:p>2.06763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187227" calcext:value-type="float">
            <text:p>2.18722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.075386" calcext:value-type="float">
            <text:p>2.075386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AVERAGE([.D26:.D35])" office:value-type="float" office:value="2.0907238" calcext:value-type="float">
            <text:p>2.090723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18:50.875717677</meta:creation-date>
    <dc:date>2018-12-14T15:28:01.331796636</dc:date>
    <meta:editing-duration>PT35M33S</meta:editing-duration>
    <meta:editing-cycles>7</meta:editing-cycles>
    <meta:generator>LibreOffice/5.1.6.2$Linux_X86_64 LibreOffice_project/10m0$Build-2</meta:generator>
    <meta:document-statistic meta:table-count="1" meta:cell-count="208" meta:object-count="0"/>
  </office:meta>
</office:document-meta>
</file>